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load-finished" xlink:href="vnd.sun.star.script:Standard.Control.DocumentOpen?language=Basic&amp;location=document" xlink:type="simple"/>
      <script:event-listener script:language="ooo:script" script:event-name="office:prepare-unload" xlink:href="vnd.sun.star.script:Standard.Control.DocumentClose?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style:font-name="Liberation Sans2" fo:font-size="14pt" fo:font-weight="bold"/>
    </style:style>
    <style:style style:name="P7" style:family="paragraph">
      <style:paragraph-properties fo:text-align="start"/>
      <style:text-properties style:font-name="Liberation Sans3" fo:font-size="12pt"/>
    </style:style>
    <style:style style:name="P8"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9" style:family="paragraph">
      <style:text-properties style:text-line-through-style="none" style:text-line-through-type="none" style:font-name="Liberation Sans1" fo:font-size="12pt" fo:font-style="normal" style:text-underline-style="none" fo:font-weight="normal"/>
    </style:style>
    <style:style style:name="P10"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form:name="GroupFilter" form:command="AddressTables"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pass-through"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gt;&g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lt;&lt;"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ButtonSetup" form:control-implementation="ooo:com.sun.star.form.component.CommandButton" xml:id="control6" form:id="control6" form:label="Adresses"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Executed?language=Basic&amp;location=document" xlink:type="simple"/>
                </office:event-listeners>
              </form:button>
              <form:button form:name="ButtonSend" form:control-implementation="ooo:com.sun.star.form.component.CommandButton" xml:id="control7" form:id="control7"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Executed?language=Basic&amp;location=document" xlink:type="simple"/>
                </office:event-listeners>
              </form:button>
            </form:form>
          </form:form>
          <form:form form:name="AddressFilter"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7" form:id="control27" form:label="Model:"/>
            <form:listbox form:name="ModelList"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9" form:id="control29"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30" form:id="control30"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1" form:id="control31" form:label="Document maitre:"/>
              <form:file form:name="TemplateButton" form:control-implementation="ooo:com.sun.star.form.component.FileControl" xml:id="control32" form:id="control32" form:tab-index="9"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3" form:id="control33"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4" form:id="control34" form:label="Email objet:"/>
                <form:text form:name="SubjectText" form:control-implementation="ooo:com.sun.star.form.component.TextField" xml:id="control35" form:id="control35"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6" form:id="control36"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7" form:id="control37" form:label="Fichiers attachés"/>
                <form:file form:name="AddButton" form:control-implementation="ooo:com.sun.star.form.component.FileControl" xml:id="control38" form:id="control38"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9" form:id="control39"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40" form:id="control40"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1" form:id="control41" form:label="A"/>
            <form:text form:name="LocalityText" form:control-implementation="ooo:com.sun.star.form.component.TextField" xml:id="control42" form:id="control42"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3" form:id="control43" form:label=", le"/>
            <form:date form:name="DateText" form:control-implementation="ooo:com.sun.star.form.component.DateField" xml:id="control44" form:id="control44"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5" form:id="control45"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6" form:id="control46"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7" form:id="control47"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ChargeLabel" form:control-implementation="ooo:com.sun.star.form.component.TextField" xml:id="control51" form:id="control51"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2" form:id="control52"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3" form:id="control53"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5" form:id="control55"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63cm" svg:height="0.6cm" svg:x="2cm" svg:y="2cm" draw:control="control2"/>
      <draw:control text:anchor-type="page" text:anchor-page-number="1" draw:z-index="1" draw:style-name="gr2" draw:text-style-name="P2" svg:width="7.801cm" svg:height="0.6cm" svg:x="5.062cm" svg:y="2.05cm" draw:control="control1"/>
      <draw:control text:anchor-type="page" text:anchor-page-number="1" draw:z-index="2" draw:style-name="gr2" draw:text-style-name="P2" svg:width="8cm" svg:height="2.102cm" svg:x="2cm" svg:y="2.701cm" draw:control="control3"/>
      <draw:control text:anchor-type="page" text:anchor-page-number="1" draw:z-index="3" draw:style-name="gr1" draw:text-style-name="P3" svg:width="0.802cm" svg:height="1.001cm" svg:x="10.1cm" svg:y="2.701cm" draw:control="control4"/>
      <draw:control text:anchor-type="page" text:anchor-page-number="1" draw:z-index="4" draw:style-name="gr1" draw:text-style-name="P3" svg:width="0.802cm" svg:height="1.001cm" svg:x="10.1cm" svg:y="3.75cm" draw:control="control5"/>
      <draw:control text:anchor-type="page" text:anchor-page-number="1" draw:z-index="5" draw:style-name="gr2" draw:text-style-name="P2" svg:width="8cm" svg:height="2.102cm" svg:x="11cm" svg:y="2.701cm" draw:control="control8"/>
      <draw:control text:anchor-type="page" text:anchor-page-number="1" draw:z-index="6" draw:style-name="gr1" draw:text-style-name="P4" svg:width="2.834cm" svg:height="0.6cm" svg:x="2.051cm" svg:y="5.05cm" draw:control="control9"/>
      <draw:control text:anchor-type="page" text:anchor-page-number="1" draw:z-index="7" draw:style-name="gr3" draw:text-style-name="P4" svg:width="7.002cm" svg:height="0.6cm" svg:x="4.9cm" svg:y="5.05cm" draw:control="control10"/>
      <draw:control text:anchor-type="page" text:anchor-page-number="1" draw:z-index="8" draw:style-name="gr3" draw:text-style-name="P4" svg:width="7.051cm" svg:height="0.6cm" svg:x="11.94cm" svg:y="5.05cm" draw:control="control11"/>
      <draw:control text:anchor-type="page" text:anchor-page-number="1" draw:z-index="9" draw:style-name="gr1" draw:text-style-name="P5" svg:width="2.835cm" svg:height="0.6cm" svg:x="2.051cm" svg:y="5.71cm" draw:control="control12"/>
      <draw:control text:anchor-type="page" text:anchor-page-number="1" draw:z-index="10" draw:style-name="gr3" draw:text-style-name="P4" svg:width="14.101cm" svg:height="0.6cm" svg:x="4.9cm" svg:y="5.71cm" draw:control="control13"/>
      <draw:control text:anchor-type="page" text:anchor-page-number="1" draw:z-index="11" draw:style-name="gr1" draw:text-style-name="P5" svg:width="2.832cm" svg:height="0.6cm" svg:x="2.053cm" svg:y="6.369cm" draw:control="control14"/>
      <draw:control text:anchor-type="page" text:anchor-page-number="1" draw:z-index="12" draw:style-name="gr3" draw:text-style-name="P4" svg:width="14.101cm" svg:height="0.6cm" svg:x="4.9cm" svg:y="6.369cm" draw:control="control15"/>
      <draw:control text:anchor-type="page" text:anchor-page-number="1" draw:z-index="13" draw:style-name="gr1" draw:text-style-name="P4" svg:width="2.834cm" svg:height="0.6cm" svg:x="2.051cm" svg:y="7.05cm" draw:control="control16"/>
      <draw:control text:anchor-type="page" text:anchor-page-number="1" draw:z-index="14" draw:style-name="gr3" draw:text-style-name="P4" svg:width="14.101cm" svg:height="0.6cm" svg:x="4.9cm" svg:y="7.05cm" draw:control="control17"/>
      <draw:control text:anchor-type="page" text:anchor-page-number="1" draw:z-index="15" draw:style-name="gr1" draw:text-style-name="P5" svg:width="2.835cm" svg:height="0.6cm" svg:x="2.05cm" svg:y="7.699cm" draw:control="control18"/>
      <draw:control text:anchor-type="page" text:anchor-page-number="1" draw:z-index="16" draw:style-name="gr3" draw:text-style-name="P4" svg:width="14.101cm" svg:height="0.6cm" svg:x="4.9cm" svg:y="7.699cm" draw:control="control19"/>
      <draw:control text:anchor-type="page" text:anchor-page-number="1" draw:z-index="17" draw:style-name="gr1" draw:text-style-name="P4" svg:width="1.669cm" svg:height="0.6cm" svg:x="2.05cm" svg:y="8.35cm" draw:control="control20"/>
      <draw:control text:anchor-type="page" text:anchor-page-number="1" draw:z-index="18" draw:style-name="gr1" draw:text-style-name="P5" svg:width="1.001cm" svg:height="0.6cm" svg:x="3.884cm" svg:y="8.35cm" draw:control="control21"/>
      <draw:control text:anchor-type="page" text:anchor-page-number="1" draw:z-index="19" draw:style-name="gr3" draw:text-style-name="P4" svg:width="6.481cm" svg:height="0.6cm" svg:x="4.9cm" svg:y="8.35cm" draw:control="control22"/>
      <draw:control text:anchor-type="page" text:anchor-page-number="1" draw:z-index="20" draw:style-name="gr3" draw:text-style-name="P4" svg:width="2.992cm" svg:height="0.6cm" svg:x="11.384cm" svg:y="8.35cm" draw:control="control23"/>
      <draw:control text:anchor-type="page" text:anchor-page-number="1" draw:z-index="21" draw:style-name="gr3" draw:text-style-name="P4" svg:width="4.626cm" svg:height="0.6cm" svg:x="14.376cm" svg:y="8.35cm" draw:control="control24"/>
      <draw:control text:anchor-type="page" text:anchor-page-number="1" draw:z-index="22" draw:style-name="gr1" draw:text-style-name="P5" svg:width="9.335cm" svg:height="0.6cm" svg:x="2.05cm" svg:y="8.999cm" draw:control="control25"/>
      <draw:control text:anchor-type="page" text:anchor-page-number="1" draw:z-index="23" draw:style-name="gr3" draw:text-style-name="P4" svg:width="7.617cm" svg:height="0.6cm" svg:x="11.384cm" svg:y="8.999cm" draw:control="control26"/>
      <draw:control text:anchor-type="page" text:anchor-page-number="1" draw:z-index="24" draw:style-name="gr1" draw:text-style-name="P1" svg:width="2.834cm" svg:height="0.6cm" svg:x="2.051cm" svg:y="9.901cm" draw:control="control27"/>
      <draw:control text:anchor-type="page" text:anchor-page-number="1" draw:z-index="25" draw:style-name="gr2" draw:text-style-name="P4" svg:width="5.16cm" svg:height="0.6cm" svg:x="4.9cm" svg:y="9.901cm" draw:control="control28"/>
      <draw:control text:anchor-type="page" text:anchor-page-number="1" draw:z-index="26" draw:style-name="gr2" draw:text-style-name="P4" svg:width="6.7cm" svg:height="0.6cm" svg:x="10.063cm" svg:y="9.901cm" draw:control="control29"/>
      <draw:control text:anchor-type="page" text:anchor-page-number="1" draw:z-index="27" draw:style-name="gr2" draw:text-style-name="P3" svg:width="2.2cm" svg:height="0.6cm" svg:x="16.799cm" svg:y="9.901cm" draw:control="control30"/>
      <draw:control text:anchor-type="page" text:anchor-page-number="1" draw:z-index="28" draw:style-name="gr1" draw:text-style-name="P4" svg:width="3.502cm" svg:height="0.6cm" svg:x="2.051cm" svg:y="10.567cm" draw:control="control31"/>
      <draw:control text:anchor-type="page" text:anchor-page-number="1" draw:z-index="29" draw:style-name="gr2" draw:text-style-name="P3" svg:width="12.327cm" svg:height="0.6cm" svg:x="6.733cm" svg:y="10.567cm" draw:control="control32"/>
      <draw:control text:anchor-type="page" text:anchor-page-number="1" draw:z-index="30" draw:style-name="gr1" draw:text-style-name="P6" svg:width="3.502cm" svg:height="0.6cm" svg:x="2.05cm" svg:y="11.568cm" draw:control="control33"/>
      <draw:control text:anchor-type="page" text:anchor-page-number="1" draw:z-index="31" draw:style-name="gr1" draw:text-style-name="P7" svg:width="3.017cm" svg:height="0.6cm" svg:x="5.719cm" svg:y="11.568cm" draw:control="control34"/>
      <draw:control text:anchor-type="page" text:anchor-page-number="1" draw:z-index="32" draw:style-name="gr2" draw:text-style-name="P4" svg:width="10.365cm" svg:height="0.6cm" svg:x="8.636cm" svg:y="11.568cm" draw:control="control35"/>
      <draw:control text:anchor-type="page" text:anchor-page-number="1" draw:z-index="33" draw:style-name="gr2" draw:text-style-name="P4" svg:width="17.003cm" svg:height="2.5cm" svg:x="2cm" svg:y="12.25cm" draw:control="control36"/>
      <draw:control text:anchor-type="page" text:anchor-page-number="1" draw:z-index="34" draw:style-name="gr1" draw:text-style-name="P7" svg:width="4.001cm" svg:height="0.6cm" svg:x="2.051cm" svg:y="14.834cm" draw:control="control37"/>
      <draw:control text:anchor-type="page" text:anchor-page-number="1" draw:z-index="35" draw:style-name="gr1" draw:text-style-name="P3" svg:width="13.502cm" svg:height="0.6cm" svg:x="5.5cm" svg:y="14.834cm" draw:control="control38"/>
      <draw:control text:anchor-type="page" text:anchor-page-number="1" draw:z-index="36" draw:style-name="gr1" draw:text-style-name="P3" svg:width="2.2cm" svg:height="0.602cm" svg:x="2.385cm" svg:y="16.349cm" draw:control="control39"/>
      <draw:control text:anchor-type="page" text:anchor-page-number="1" draw:z-index="37" draw:style-name="gr2" draw:text-style-name="P4" svg:width="13.502cm" svg:height="1.5cm" svg:x="5.5cm" svg:y="15.501cm" draw:control="control40"/>
      <draw:control text:anchor-type="page" text:anchor-page-number="1" draw:z-index="38" draw:style-name="gr1" draw:text-style-name="P6" svg:width="3.5cm" svg:height="0.6cm" svg:x="2.051cm" svg:y="17.501cm" draw:control="control45"/>
      <draw:control text:anchor-type="page" text:anchor-page-number="1" draw:z-index="39" draw:style-name="gr1" draw:text-style-name="P4" svg:width="0.5cm" svg:height="0.668cm" svg:x="7.885cm" svg:y="17.501cm" draw:control="control41"/>
      <draw:control text:anchor-type="page" text:anchor-page-number="1" draw:z-index="40" draw:style-name="gr2" draw:text-style-name="P4" svg:width="6.501cm" svg:height="0.668cm" svg:x="8.386cm" svg:y="17.501cm" draw:control="control42"/>
      <draw:control text:anchor-type="page" text:anchor-page-number="1" draw:z-index="41" draw:style-name="gr1" draw:text-style-name="P4" svg:width="1.001cm" svg:height="0.668cm" svg:x="14.885cm" svg:y="17.501cm" draw:control="control43"/>
      <draw:control text:anchor-type="page" text:anchor-page-number="1" draw:z-index="42" draw:style-name="gr4" draw:text-style-name="P4" svg:width="3.169cm" svg:height="0.668cm" svg:x="15.886cm" svg:y="17.501cm" draw:control="control44"/>
      <draw:control text:anchor-type="page" text:anchor-page-number="1" draw:z-index="43" draw:style-name="gr2" draw:text-style-name="P8" svg:width="13.001cm" svg:height="0.9cm" svg:x="4.053cm" svg:y="18.249cm" draw:control="control46"/>
      <draw:control text:anchor-type="page" text:anchor-page-number="1" draw:z-index="44" draw:style-name="gr2" draw:text-style-name="P4" svg:width="17.001cm" svg:height="2.401cm" svg:x="2cm" svg:y="19.2cm" draw:control="control47"/>
      <draw:control text:anchor-type="page" text:anchor-page-number="1" draw:z-index="45" draw:style-name="gr2" draw:text-style-name="P9" svg:width="17.001cm" svg:height="3.2cm" svg:x="2cm" svg:y="21.699cm" draw:control="control48"/>
      <draw:control text:anchor-type="page" text:anchor-page-number="1" draw:z-index="46" draw:style-name="gr1" draw:text-style-name="P4" svg:width="5.501cm" svg:height="0.602cm" svg:x="2cm" svg:y="25cm" draw:control="control51"/>
      <draw:control text:anchor-type="page" text:anchor-page-number="1" draw:z-index="47" draw:style-name="gr2" draw:text-style-name="P3" svg:width="3.001cm" svg:height="0.602cm" svg:x="7.5cm" svg:y="25cm" draw:control="control52"/>
      <draw:control text:anchor-type="page" text:anchor-page-number="1" draw:z-index="48" draw:style-name="gr2" draw:text-style-name="P10" svg:width="5.501cm" svg:height="0.602cm" svg:x="10.5cm" svg:y="25cm" draw:control="control53"/>
      <draw:control text:anchor-type="page" text:anchor-page-number="1" draw:z-index="49" draw:style-name="gr3" draw:text-style-name="P3" svg:width="3.001cm" svg:height="0.602cm" svg:x="16cm" svg:y="25cm" draw:control="control54"/>
      <draw:control text:anchor-type="page" text:anchor-page-number="1" draw:z-index="50" draw:style-name="gr2" draw:text-style-name="P4" svg:width="17.001cm" svg:height="2.001cm" svg:x="2cm" svg:y="25.7cm" draw:control="control55"/>
      <draw:control text:anchor-type="page" text:anchor-page-number="1" draw:z-index="51" draw:style-name="gr1" draw:text-style-name="P3" svg:width="3.001cm" svg:height="0.6cm" svg:x="16cm" svg:y="2cm" draw:control="control7"/>
      <draw:control text:anchor-type="page" text:anchor-page-number="1" draw:z-index="52" draw:style-name="gr1" draw:text-style-name="P3" svg:width="3.001cm" svg:height="0.6cm" svg:x="12.899cm" svg:y="2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3DT5H19M40S</meta:editing-duration>
    <meta:editing-cycles>936</meta:editing-cycles>
    <meta:initial-creator>2-1058443 480 849 462 00027</meta:initial-creator>
    <dc:date>2016-03-03T13:02:04.856727525</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DocumentOpen(oEvent As Object)
Dim oActiveConnection As Object
Dim sDataSourceName As String
	oActiveConnection = ThisComponent.DrawPage.Forms.getByName("MainForm").ActiveConnection
	DocumentHide(GetHide(oActiveConnection))
	sDataSourceName = ThisComponent.DrawPage.Forms.getByName("MainForm").DataSourceName
	CheckDataSource(oActiveConnection, sDataSourceName)
End Sub


Sub DocumentHide(nHide As Integer)
Dim oDispatcher As Object
Dim oDoc As Object
Dim mArg(0) as new com.sun.star.beans.PropertyValue
	oDispatcher = createUnoService("com.sun.star.frame.DispatchHelper")
	oDoc = ThisComponent.CurrentController.Frame
	mArg(0).Name = "Ruler"
	If nHide = 1 Then
		' No Menu, no Ruler
		mArg(0).Value = False
		oDispatcher.executeDispatch(oDoc, ".uno:Ruler", "", 0, mArg())
		oDoc.LayoutManager.setVisible(False)
	Else
		mArg(0).Value = True
		oDispatcher.executeDispatch(oDoc, ".uno:Ruler", "", 0, mArg())
		oDoc.LayoutManager.setVisible(True)
	End If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InitDataSource(sDataSourceName As String)
Dim oForm As Object
	oForm = ThisComponent.DrawPage.Forms.getByName("MainForm")
	oForm.getByName("GroupFilter").getByName("GroupForm").DataSourceName = sDataSourceName
	oForm.getByName("AddressFilter").getByName("AddressForm").DataSourceName = sDataSourceName
End Sub


Sub InitColumnId(sColumnId As String)
Dim oForm As Object
	oForm = ThisComponent.DrawPage.Forms.getByName("MainForm")
	oForm.getByName("GroupFilter").getByName("GroupList").Tag = sColumnId
End Sub


Sub GroupListChanged(oEvent As Object)
Dim oEmailList As Object
Dim sColumnId As String
Dim sAlias As String
Dim sTable As String
Dim sSql As String
	sColumnId = oEvent.Source.Model.Tag
	sAlias = sColumnId &amp; "-1"
	sTable = oEvent.Source.Model.ValueItemList(oEvent.Selected)
	sSql = "SELECT """ &amp; sColumnId &amp; """, """ &amp; sColumnId &amp; """ AS """ &amp; sAlias &amp; """ FROM """ &amp; sTable &amp; """ ORDER BY """ &amp; sColumnId &amp; """ ASC"
	oEmailList = oEvent.Source.Model.Parent.getByName("GroupForm").getByName("EmailList")
	oEmailList.ListSource = Array(sSql)
	oEmailList.refresh()
End Sub


Sub EmailListInsert(oEvent As Object)
Dim oConnection As Object
Dim oForm As Object
Dim mValues As Object
Dim oAddressList As Object
	oForm = ThisComponent.DrawPage.Forms.getByName("MainForm")
	mValues = oForm.getByName("GroupFilter").getByName("GroupForm").getByName("EmailList").SelectedValues()
	oConnection = oForm.getByName("AddressFilter").ActiveConnection
	InsertAddress(oConnection, mValues)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Connection As Object
Dim oForm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oForm.getByName("BodyFilter").reload()
	oForm.getByName("ModelFilter").reload()
	oForm.getByName("ModelFilter").getByName("ModelList").refresh()
	oForm.getByName("BodyFilter").getByName("BodyForm").getByName("TotalForm").reload()
	oForm.getByName("ModelFilter").getByName("ModelForm").getByName("EmailForm").getByName("FileList").refresh()
End Sub


Sub ModelListNameChanged(oEvent As Object)
	ThisComponent.DrawPage.Forms.getByName("MainForm").getByName("ModelFilter").getByName("ModelList").refresh()
End Sub


Sub ModelListInsert(oEvent As Object)
Dim oForm As Object
	oForm = oEvent.Source.Model.Parent
	InsertModels(oForm.ActiveConnection, "New model")
	oForm.Parent.getByName("ModelList").refresh()
End Sub


Sub TotalUpdate(oEvent As Object)
Dim oForm As Object
	oForm = ThisComponent.DrawPage.Forms.getByName("MainForm")
	oForm.getByName("BodyFilter").getByName("BodyForm").getByName("TotalForm").reload()
End Sub


Sub FileListInsert(oEvent As Object)
Dim oForm As Object
	oForm = oEvent.Source.Model.Parent
	InsertFiles(oForm.ActiveConnection, oEvent.Source.Model.text)
	oForm.getByName("FileList").refresh()
End Sub


Sub TemplateButtonUpdate(oEvent As Object)
Dim oForm As Object
	oForm = oEvent.Source.Model.Parent
	UpdateTemplate(oForm.ActiveConnection, oEvent.Source.Model.text)
End Sub

Sub TemplateButtonInit(oEvent As Object)
	oEvent.Source.getByName("TemplateButton").text = GetTemplate(oEvent.Source.ActiveConnection)
End Sub


Sub FileListDeleted(oEvent As Object)
Dim oForm As Object
Dim oFileList As Object
Dim oSelectedItems As Object
	oForm =  oEvent.Source.Model.Parent
	oFileList = oForm.getByName("FileLis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EmailCheckBoxToogle(oEvent As Object)
Dim oForm As Object
	oForm = oEvent.Source.Model.Parent
	ToogleForm(oForm, oEvent.Source.Model.Name, oEvent.Selected)
End Sub


Sub PdfCheckBoxToogle(oEvent As Object)
Dim oForm As Object
	oForm = oEvent.Source.Model.Parent.Parent
	ToogleForm(oForm, oEvent.Source.Model.Name, oEvent.Selected)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ButtonSetupExecuted(oEvent As Object)
Dim oActiveConnection As Object
Dim sDataSourceName As String
Dim sMessage As String
	oActiveConnection = ThisComponent.DrawPage.Forms.getByName("MainForm").ActiveConnection
	sDataSourceName = ThisComponent.DrawPage.Forms.getByName("MainForm").DataSourceName
	DialogSetupExecute(oActiveConnection, sDataSourceName, sMessage)
End Sub


Sub ButtonSendExecuted(oEvent As Object)
Dim oMergeConnection As Object
Dim oAddressConnection As Object
Dim oForm As Object
	oForm = ThisComponent.DrawPage.Forms.getByName("MainForm")
	oMergeConnection = oForm.ActiveConnection
	oAddressConnection = oForm.getByName("GroupFilter").getByName("GroupForm").ActiveConnection
	MergeMail(oMergeConnection, oAddressConnection)
End Sub

</script:module>
</file>

<file path=Basic/Standard/DataBase.xml><?xml version="1.0" encoding="utf-8"?>
<!DOCTYPE module  PUBLIC '-//OpenOffice.org//DTD OfficeDocument 1.0//EN'  'module.dtd'>
<script:module xmlns:script="http://openoffice.org/2000/script" script:name="DataBase" script:language="StarBasic">REM  *****  BASIC  *****

Option Explicit

'private
Const nAddressColumnId = 5


Sub CheckDataSource(oActiveConnection As Object, _
					sDataSourceName As String)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End If
	End If
	DialogSetupExecute(oActiveConnection, sDataSourceName, sErrorMsg)
End Sub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MaxSize(oConnection As Object) As Integer
Dim oResult As Object
Dim sSql As String
	sSql = "SELECT ""MaxSize"" FROM ""Filter"" WHERE ""ID"" = 1;"
	oResult = oConnection.createStatement().executeQuery(sSql)
	While oResult.next()
		GetMaxSize = oResult.getInt(1)
	WEnd
End Function


Function GetHide(oConnection As Object) As Integer
Dim oResult As Object
Dim sSql As String
	sSql = "SELECT CASEWHEN(""Hide"", 1, 0) FROM ""Filter"" WHERE ""ID"" = 1;"
	oResult = oConnection.createStatement().executeQuery(sSql)
	While oResult.next()
		GetHide = oResult.getInt(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DeleteAddress(oConnection As Object, _
				  mValues As Variant)
Dim sSql As String
	sSql = "DELETE FROM ""Address"" " &amp; _
	"WHERE ""Email"" IN ('" &amp; Join(mValues, "', '") &amp; "');"
	oConnection.createStatement().executeUpdate(sSql)
End Sub


Sub InsertModels(oConnection As Object, _
				 sValue As String)
Dim sSql As String
	sSql = "INSERT INTO ""Models"" (""Model"") VALUES ('" &amp; sValue &amp; "');"
	oConnection.createStatement().executeUpdate(sSql)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_
				   sValue As String)
Dim sSql As String
	sSql = "UPDATE ""Models"" SET ""File"" = '" &amp; EscapeApostrophe(sValue) &amp; "' " &amp; _
	"WHERE ""ID"" = (SELECT ""Model"" FROM ""Filter"" WHERE ""ID"" = 1);"
	oConnection.createStatement().executeUpdate(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_
					   sSql As String, _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_
					sSql As String, _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Function CloseConnection(oConnection as Object)
	oConnection.close
	oConnection.dispose
End Function


Sub GetInfo()
    oInfos = GetConfigAccess("/org.openoffice.UserProfile/Data")
End Sub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End If
	CheckAddressQuery = True
End Function


Sub MakeAddressQueries(oConnection As Object, _
					   sDataSourceName As String) 
Dim oContext As Object
Dim oQueryDefinitions As Object
Dim i As Integer
	oContext = createUnoService("com.sun.star.sdb.DatabaseContext")
	oQueryDefinitions = oContext.getByName(sDataSourceName).getQueryDefinitions()
	For i = GetAddressQueries("LBound") To GetAddressQueries("UBound")
		MakeAddressQuery(oConnection, oQueryDefinitions, GetAddressQueries("Name", i), i) 
	Next i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Sub CreateFilesTable()
Dim oStatement As Object
	oStatement = ThisDataBaseDocument.CurrentController.ActiveConnection.createStatement()
	oStatement.executeUpdate(getSqlQueryCreateTable("Files"))
End Sub


Function getSqlQueryCreateTable(sTable as String) As String
Dim sSql As String
	Select Case sTable
		Case "Files"
			sSql = "CREATE TABLE ""Files"" (""ID"" INTEGER IDENTITY, ""Model"" INTEGER NOT NULL, ""File"" VARCHAR(256) NOT NULL);"
	End Select
	getSqlQueryCreateTable = sSql
End Function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DialogSetupExecute(oConnection As Object, _
					   SDataSourceName As String, _
					   sMessage As String)
Dim oContext As Object
Dim i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SDataSourceName Then
			oDialog.getControl("ListAddressBook").AddItem(oContext.ElementNames(i), i)
		End If
	Next i
	oListener = CreateUnoListener("ListAddressBook_", "com.sun.star.awt.XActionListener")
	oDialog.getControl("ListAddressBook").addActionListener(oListener)
	oDialog.getControl("NumericMaxSize").value = GetMaxSize(oActiveConnection)
	oDialog.getControl("CheckBoxHide").state = GetHide(oActiveConnection)
	oDialog.getControl("TextMsg").text = sMessage
	oDialog.execute()
	oDialog.Dispose
End Sub


Sub ButtonCancelExecute()
	oDialog.getControl("ListAddressBook").removeActionListener(oListener)
	oDialog.endExecute()
End Sub


Sub ButtonOkExecute()
Dim nHide As Integer
	UpdateFilterInteger(oActiveConnection, "MaxSize", oDialog.getControl("NumericMaxSize").value)
	nHide = oDialog.getControl("CheckBoxHide").state
	UpdateFilterInteger(oActiveConnection, "Hide", nHide)
	DocumentHide(nHide)
	oDialog.getControl("ListAddressBook").removeActionListener(oListener)
	oDialog.endExecute()
End Sub


Sub ListAddressBook_ActionPerformed(oEvent As Object)
Dim oConnection As Object
Dim sDataSourceName As String
Dim sErrorMsg As String
	sDataSourceName = oEvent.Source.SelectedItem
	If CheckAddressDataBase(sDataSourceName, sErrorMsg) Then
		If OpenConnection(oConnection, sDataSourceName, sErrorMsg) Then
			If Not CheckAddressTables(oActiveConnection, oConnection) Then
				UpdateAddressTables(oActiveConnection, oConnection.Tables)
			End If
			If Not CheckAddressColumns(oActiveConnection, oConnection) Then
				UpdateAddressColumns(oActiveConnection, oConnection.Tables.getByIndex(0).Columns)
				InitColumnId(GetAddressColumnId(oActiveConnection))
				MakeAddressQueries(oActiveConnection, sDataSourceName)
			End If
			If Not CheckAddressQuery(sDataSourceName) Then
				MakeAddressQueries(oActiveConnection, sDataSourceName)
			End If
			CloseConnection(oConnection)
			InitDataSource(sDataSourceName)
			oDialog.getControl("ButtonOk").Model.Enabled = True
			oDialog.getControl("ButtonCancel").Model.Enabled = False
			oDialog.getControl("TextMsg").text = sDataSourceName &amp; " seem to be a Thunderbird AddressBook..."
			Exit Sub
		End If
	End If
	oDialog.getControl("ButtonOk").Model.Enabled = False
	oDialog.getControl("ButtonCancel").Model.Enabled = True
	oDialog.getControl("TextMsg").text = sErrorMsg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Private sEmailBody As String
Private mEmailAttachments() As Object


Sub MergeMail(oMergeConnection As Object, _
			  oAddressConnection As Object)
Dim oEmailService As Object
Dim sErrorMsg As String
	If oMergeConnection.Tables.hasByName("AddressMerge") Then
		DeleteAddressMerge(oMergeConnection)
	Else
		MakeAddressMerge(oMergeConnection)
	End If
	Dim aEmailAddress: aEmailAddress = GetEmailAddress(oMergeConnection)
	If UBound(aEmailAddress) = -1 Then
		MsgBox("No address selected!!! Check your settings")
		Exit Sub
	End If
	Dim i As Integer
	Dim sSqlSelect As String, sSqlInsert As String
	sSqlSelect = GetSqlSelectAddress(oMergeConnection)
	sSqlInsert = GetSqlInsertAddress(oMergeConnection)
	For i = LBound(aEmailAddress) To UBound(aEmailAddress)
		InsertAddressMerge(oMergeConnection, sSqlInsert, GetAddress(oAddressConnection, sSqlSelect, aEmailAddress(i)))
	Next i
	Dim oStatment: oStatment = oMergeConnection.prepareCommand("QueryModelFilter", 1)
	Dim oResultSet: oResultSet = oStatment.executeQuery()
	Dim sModel As String, sSubject As String, sModelUrl As String
	Dim nMaxSize As Integer
	Dim bEmail As Boolean, bPdf As Boolean
	If oResultSet.next() Then
		sModel = oResultSet.getString(1)
		bEmail = oResultSet.getBoolean(2)
		sSubject = oResultSet.getString(3)
		sEmailBody = oResultSet.getString(4)
		bPdf = oResultSet.getBoolean(5)
		sModelUrl = ConvertToURL(oResultSet.getString(6))
		nMaxSize = oResultSet.getInt(7)
		i = oResultSet.getInt(8)
		If bPdf Then
			ReDim mEmailAttachments(i)
		ElseIf i &gt; 0 Then
			ReDim mEmailAttachments(i -1)
		End If
	Else
		MsgBox("DataBase Error!!! Check 'Models' table")
		Exit Sub
	End If
	If Not CheckModelFile(sModelUrl) Then
		MsgBox("No master document provided!!! Check your configuration")
		Exit Sub
	End If
	i = 0
	If bPdf Then
		Dim oReportUrl As New com.sun.star.util.URL
		If Not GetReportUrl(oMergeConnection, sModel, oReportUrl, sErrorMsg) Then
			MsgBox(sErrorMsg)
			Exit Sub
		End If
		MakeMailMerge(oMergeConnect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oE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ction.prepareCommand("QueryFileFilter", 1)
		oResultSet = oStatment.executeQuery()
		While oResultSet.next()
			mEmailAttachments(i) = GetUrlFromString(ConvertToURL(oResultSet.getString(1)))
			i = i + 1
		Wend
		If Not CheckAttachment(bPdf, nMaxSize,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oEmailService, 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oEmailService As Object) As Boolean
Dim oProvider As Object
Dim oServer As Object
Dim oUser As Object
	oProvider = CreateUnoService("com.sun.star.mail.MailServiceProvider")
	oEmailService = oProvider.Create("com.sun.star.mail.SMTP")
	oServer = CreateUnoListener("server_", "com.sun.star.uno.XCurrentContext")
	oUser = CreateUnoListener("user_", "com.sun.star.mail.XAuthenticator")
	oEmailService.Connect(oServer, oUser)
	GetMailService = oEmailService.isConnected
End Function


Function SendEmail(oEmailService As Object, _
				   sTo As String, _
				   sFrom As String, _
				   sSubject As String, _
				   oBody As Object, _
				   sErrorMsg As String) As Boolean
Dim oEmail As Object
Dim oMail As Object
Dim i As Integer
	On Error GoTo ErrorHandl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_
						 nMaxSize As Integer, _
						 sErrorMsg As String) As Boolean
Dim oService As Object
Dim nSize As Long
Dim nMax As Long
Dim i As Integer
	nMax = nMaxSize * 1024 * 1024
	oService = createUnoService("com.sun.star.ucb.SimpleFileAccess")
	For i = LBound(mEmailAttachments) To UBound(mEmailAttachments)
		If Not (bPdf And i = LBound(mEmailAttachments)) Then
			If  Not oService.exists(mEmailAttachments(i).Main) Then
				sErrorMsg = "Cannot find attached File :" &amp; CHR(13) &amp; _ 
							ConvertFromUrl(mEmailAttachments(i).Main)
				CheckAttachment = False
				Exit Function
			End If
			nSize = oService.getSize(mEmailAttachments(i).Main)
			If nSize = 0 Or nSize &gt; nMax Then
				sErrorMsg = "Attached File has not a valid size!!!" &amp; CHR(13) &amp; _
							ConvertFromUrl(mEmailAttachments(i).Name)
				CheckAttachment = False
				Exit Function
			End If
		End If
	Next i
   	CheckAttachment = True
End Function


Function CheckModelFile(sUrl As String) As Boolean
Dim oService As Object
	oService = createUnoService("com.sun.star.ucb.SimpleFileAccess")
	CheckModelFile = oService.exists(sUrl)
End Function


Function SetAttachmentType(bPdf As Boolean)
Dim oDetection As Object
Dim mTypes As Object
Dim sType As String
Dim i As Integer
Dim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disabled="true" dlg:left="102" dlg:top="112" dlg:width="40" dlg:height="12" dlg:value="Ok">
      <script:event script:event-name="on-performaction" script:macro-name="vnd.sun.star.script:Standard.Dialog.ButtonOkExecute?language=Basic&amp;location=document" script:language="Script"/>
    </dlg:button>
    <dlg:button dlg:id="ButtonCancel" dlg:tab-index="3" dlg:left="55" dlg:top="112" dlg:width="40" dlg:height="12" dlg:value="Cancel">
      <script:event script:event-name="on-performaction" script:macro-name="vnd.sun.star.script:Standard.Dialog.ButtonCancelExecute?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nolabel="true"/>
    <dlg:checkbox dlg:style-id="0" dlg:id="CheckBoxHide" dlg:tab-index="6" dlg:left="8" dlg:top="35" dlg:width="134" dlg:height="10" dlg:value="Hide Menu/Rule" dlg:checked="false"/>
    <dlg:menulist dlg:id="ListAddressBook" dlg:tab-index="1" dlg:left="8" dlg:top="5" dlg:width="58" dlg:height="10" dlg:spin="true" dlg:linecount="-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